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6000001C78B9C0F36.png" manifest:media-type="image/png"/>
  <manifest:file-entry manifest:full-path="Pictures/100002010000045B000000DFC961A25B.png" manifest:media-type="image/png"/>
  <manifest:file-entry manifest:full-path="Pictures/1000020100000245000000A2CEE235C9.png" manifest:media-type="image/png"/>
  <manifest:file-entry manifest:full-path="Pictures/10000201000004AA000001C52B17592C.png" manifest:media-type="image/png"/>
  <manifest:file-entry manifest:full-path="Pictures/1000020100000537000002047447126D.png" manifest:media-type="image/png"/>
  <manifest:file-entry manifest:full-path="Pictures/10000201000005460000021E55FE8DFD.png" manifest:media-type="image/png"/>
  <manifest:file-entry manifest:full-path="Pictures/100002010000054A000001386BD62CD4.png" manifest:media-type="image/png"/>
  <manifest:file-entry manifest:full-path="Pictures/10000201000005420000014F1DC4E05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4.23cm" draw:z-index="0"><draw:image xlink:href="Pictures/10000201000005420000014F1DC4E059.png" xlink:type="simple" xlink:show="embed" xlink:actuate="onLoad"/></draw:frame></text:p>
      <text:p text:style-name="Standard"><draw:frame draw:style-name="fr1" draw:name="Imagem2" text:anchor-type="paragraph" svg:width="17cm" svg:height="3.918cm" draw:z-index="1"><draw:image xlink:href="Pictures/100002010000054A000001386BD62CD4.png" xlink:type="simple" xlink:show="embed" xlink:actuate="onLoad"/></draw:frame></text:p>
      <text:p text:style-name="Standard"><draw:frame draw:style-name="fr1" draw:name="Imagem3" text:anchor-type="paragraph" svg:width="17cm" svg:height="6.824cm" draw:z-index="2"><draw:image xlink:href="Pictures/10000201000005460000021E55FE8DFD.png" xlink:type="simple" xlink:show="embed" xlink:actuate="onLoad"/></draw:frame></text:p>
      <text:p text:style-name="Standard"><draw:frame draw:style-name="fr1" draw:name="Imagem4" text:anchor-type="paragraph" svg:width="17cm" svg:height="6.57cm" draw:z-index="3"><draw:image xlink:href="Pictures/1000020100000537000002047447126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m5" text:anchor-type="paragraph" svg:width="17cm" svg:height="6.449cm" draw:z-index="4"><draw:image xlink:href="Pictures/10000201000004AA000001C52B17592C.png" xlink:type="simple" xlink:show="embed" xlink:actuate="onLoad"/></draw:frame><text:soft-page-break/></text:p>
      <text:p text:style-name="Standard"><draw:frame draw:style-name="fr2" draw:name="Imagem6" text:anchor-type="paragraph" svg:width="15.374cm" svg:height="4.286cm" draw:z-index="5"><draw:image xlink:href="Pictures/1000020100000245000000A2CEE235C9.png" xlink:type="simple" xlink:show="embed" xlink:actuate="onLoad"/></draw:frame></text:p>
      <text:p text:style-name="Standard"><draw:frame draw:style-name="fr1" draw:name="Imagem7" text:anchor-type="paragraph" svg:width="17cm" svg:height="3.399cm" draw:z-index="6"><draw:image xlink:href="Pictures/100002010000045B000000DFC961A25B.png" xlink:type="simple" xlink:show="embed" xlink:actuate="onLoad"/></draw:frame></text:p>
      <text:p text:style-name="Standard"><draw:frame draw:style-name="fr1" draw:name="Imagem8" text:anchor-type="paragraph" svg:width="17cm" svg:height="7.876cm" draw:z-index="7"><draw:image xlink:href="Pictures/10000201000003D6000001C78B9C0F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11:14.767000000</meta:creation-date>
    <dc:date>2018-04-02T15:12:20.066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